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MouseDataSheet" style:family="table">
      <style:table-properties style:width="6.9in" fo:margin-left="0in" fo:margin-right="0.025in" table:align="margins"/>
    </style:style>
    <style:style style:name="MouseDataSheet.A" style:family="table-column">
      <style:table-column-properties style:column-width="0.8958in" style:rel-column-width="1290*"/>
    </style:style>
    <style:style style:name="MouseDataSheet.B" style:family="table-column">
      <style:table-column-properties style:column-width="1.1771in" style:rel-column-width="1695*"/>
    </style:style>
    <style:style style:name="MouseDataSheet.C" style:family="table-column">
      <style:table-column-properties style:column-width="0.4583in" style:rel-column-width="660*"/>
    </style:style>
    <style:style style:name="MouseDataSheet.D" style:family="table-column">
      <style:table-column-properties style:column-width="0.4479in" style:rel-column-width="645*"/>
    </style:style>
    <style:style style:name="MouseDataSheet.E" style:family="table-column">
      <style:table-column-properties style:column-width="0.4688in" style:rel-column-width="675*"/>
    </style:style>
    <style:style style:name="MouseDataSheet.F" style:family="table-column">
      <style:table-column-properties style:column-width="0.4167in" style:rel-column-width="600*"/>
    </style:style>
    <style:style style:name="MouseDataSheet.G" style:family="table-column">
      <style:table-column-properties style:column-width="0.3646in" style:rel-column-width="525*"/>
    </style:style>
    <style:style style:name="MouseDataSheet.H" style:family="table-column">
      <style:table-column-properties style:column-width="1.3021in" style:rel-column-width="1875*"/>
    </style:style>
    <style:style style:name="MouseDataSheet.I" style:family="table-column">
      <style:table-column-properties style:column-width="1.3688in" style:rel-column-width="1971*"/>
    </style:style>
    <style:style style:name="MouseDataSheet.A1" style:family="table-cell">
      <style:table-cell-properties style:vertical-align="bottom" fo:padding="0.0382in" fo:border-left="0.0007in solid #000000" fo:border-right="none" fo:border-top="0.0007in solid #000000" fo:border-bottom="0.0007in solid #000000"/>
    </style:style>
    <style:style style:name="MouseDataSheet.I1" style:family="table-cell">
      <style:table-cell-properties style:vertical-align="bottom" fo:padding="0.0382in" fo:border="0.0007in solid #000000"/>
    </style:style>
    <style:style style:name="MouseDataSheet.A2" style:family="table-cell">
      <style:table-cell-properties fo:padding="0.0382in" fo:border-left="0.0007in solid #000000" fo:border-right="none" fo:border-top="none" fo:border-bottom="0.0007in solid #000000"/>
    </style:style>
    <style:style style:name="MouseDataSheet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size-asian="10.5pt" style:text-rotation-angle="90" style:text-rotation-scale="line-heigh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train:</text:p>
      <text:p text:style-name="Text_20_body">Background:</text:p>
      <text:p text:style-name="Text_20_body">Datasheet number:</text:p>
      <text:p text:style-name="Text_20_body">See over for notes</text:p>
      <text:p text:style-name="Text_20_body"/>
      <table:table table:name="MouseDataSheet" table:style-name="MouseDataSheet">
        <table:table-column table:style-name="MouseDataSheet.A"/>
        <table:table-column table:style-name="MouseDataSheet.B"/>
        <table:table-column table:style-name="MouseDataSheet.C"/>
        <table:table-column table:style-name="MouseDataSheet.D"/>
        <table:table-column table:style-name="MouseDataSheet.E"/>
        <table:table-column table:style-name="MouseDataSheet.F"/>
        <table:table-column table:style-name="MouseDataSheet.G"/>
        <table:table-column table:style-name="MouseDataSheet.H"/>
        <table:table-column table:style-name="MouseDataSheet.I"/>
        <table:table-row>
          <table:table-cell table:style-name="MouseDataSheet.A1" office:value-type="string">
            <text:p text:style-name="P1">MouseID</text:p>
          </table:table-cell>
          <table:table-cell table:style-name="MouseDataSheet.A1" office:value-type="string">
            <text:p text:style-name="P1">Cage</text:p>
          </table:table-cell>
          <table:table-cell table:style-name="MouseDataSheet.A1" office:value-type="string">
            <text:p text:style-name="P1">Genotype</text:p>
          </table:table-cell>
          <table:table-cell table:style-name="MouseDataSheet.A1" office:value-type="string">
            <text:p text:style-name="P1">Gender</text:p>
          </table:table-cell>
          <table:table-cell table:style-name="MouseDataSheet.A1" office:value-type="string">
            <text:p text:style-name="P1">Born</text:p>
          </table:table-cell>
          <table:table-cell table:style-name="MouseDataSheet.A1" office:value-type="string">
            <text:p text:style-name="P1">Weaned</text:p>
          </table:table-cell>
          <table:table-cell table:style-name="MouseDataSheet.A1" office:value-type="string">
            <text:p text:style-name="P1">Generation</text:p>
          </table:table-cell>
          <table:table-cell table:style-name="MouseDataSheet.A1" office:value-type="string">
            <text:p text:style-name="P1">Markings</text:p>
          </table:table-cell>
          <table:table-cell table:style-name="MouseDataSheet.I1" office:value-type="string">
            <text:p text:style-name="P1">Notes (see over)</text:p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I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e Bridges</meta:initial-creator>
    <meta:creation-date>2009-01-03T13:13:18</meta:creation-date>
    <dc:date>2009-01-16T13:07:19</dc:date>
    <dc:creator>Dave Bridges</dc:creator>
    <meta:editing-duration>PT01H02M39S</meta:editing-duration>
    <meta:editing-cycles>2</meta:editing-cycles>
    <meta:generator>OpenOffice.org/3.0$Linux OpenOffice.org_project/300m14$Build-9376</meta:generator>
    <meta:printed-by>Dave Bridges</meta:printed-by>
    <meta:print-date>2009-01-06T11:38:32</meta:print-date>
    <meta:document-statistic meta:table-count="1" meta:image-count="0" meta:object-count="0" meta:page-count="2" meta:paragraph-count="13" meta:word-count="19" meta:character-count="122"/>
    <meta:user-defined meta:name="Info 1"/>
    <meta:user-defined meta:name="Info 2"/>
    <meta:user-defined meta:name="Info 3"/>
    <meta:user-defined meta:name="Info 4"/>
  </office:meta>
</office:document-meta>
</file>